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ervices_26_ports" style:display-name="Services&amp;ports" style:family="table">
      <style:table-properties style:width="14.6cm" fo:margin-left="1.348cm" table:align="left"/>
    </style:style>
    <style:style style:name="Services_26_ports.A" style:display-name="Services&amp;ports.A" style:family="table-column">
      <style:table-column-properties style:column-width="2.487cm"/>
    </style:style>
    <style:style style:name="Services_26_ports.B" style:display-name="Services&amp;ports.B" style:family="table-column">
      <style:table-column-properties style:column-width="12.113cm"/>
    </style:style>
    <style:style style:name="Services_26_ports.A1" style:display-name="Services&amp;ports.A1" style:family="table-cell">
      <style:table-cell-properties fo:padding="0.097cm" fo:border="none"/>
    </style:style>
    <style:style style:name="Services_26_ports.A2" style:display-name="Services&amp;ports.A2" style:family="table-cell">
      <style:table-cell-properties style:vertical-align="middle" fo:padding="0.097cm" fo:border="none"/>
    </style:style>
    <style:style style:name="Services_26_ports.3" style:display-name="Services&amp;ports.3" style:family="table-row">
      <style:table-row-properties style:min-row-height="0.667cm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fo:font-size="10.5pt" fo:language="en" fo:country="CA" officeooo:rsid="000a186f" officeooo:paragraph-rsid="0020525c" style:font-size-asian="10.5pt" style:font-size-complex="10.5pt"/>
    </style:style>
    <style:style style:name="P3" style:family="paragraph" style:parent-style-name="Text_20_body">
      <style:text-properties fo:font-size="10.5pt" style:font-size-asian="10.5pt" style:font-size-complex="10.5pt"/>
    </style:style>
    <style:style style:name="P4" style:family="paragraph" style:parent-style-name="Text_20_body">
      <style:text-properties fo:font-size="10.5pt" officeooo:paragraph-rsid="00221259" style:font-size-asian="10.5pt" style:font-size-complex="10.5pt"/>
    </style:style>
    <style:style style:name="P5" style:family="paragraph" style:parent-style-name="Text_20_body">
      <style:text-properties fo:font-size="10.5pt" officeooo:paragraph-rsid="002a924d" style:font-size-asian="10.5pt" style:font-size-complex="10.5pt"/>
    </style:style>
    <style:style style:name="P6" style:family="paragraph" style:parent-style-name="Text_20_body">
      <style:text-properties fo:font-size="10.5pt" officeooo:paragraph-rsid="002c17a1" style:font-size-asian="10.5pt" style:font-size-complex="10.5pt"/>
    </style:style>
    <style:style style:name="P7" style:family="paragraph" style:parent-style-name="Text_20_body">
      <style:text-properties fo:font-size="10.5pt" officeooo:rsid="002c17a1" officeooo:paragraph-rsid="002c17a1" style:font-size-asian="10.5pt" style:font-size-complex="10.5pt"/>
    </style:style>
    <style:style style:name="P8" style:family="paragraph" style:parent-style-name="Text_20_body">
      <style:text-properties fo:font-size="10.5pt" officeooo:paragraph-rsid="003c6c48" style:font-size-asian="10.5pt" style:font-size-complex="10.5pt"/>
    </style:style>
    <style:style style:name="P9" style:family="paragraph" style:parent-style-name="Text_20_body">
      <style:text-properties fo:font-size="10.5pt" fo:language="en" fo:country="CA" officeooo:rsid="000a186f" officeooo:paragraph-rsid="00406b5e" style:font-size-asian="10.5pt" style:font-size-complex="10.5pt"/>
    </style:style>
    <style:style style:name="P10" style:family="paragraph" style:parent-style-name="Text_20_body">
      <style:text-properties officeooo:paragraph-rsid="002c17a1"/>
    </style:style>
    <style:style style:name="P11" style:family="paragraph" style:parent-style-name="Text_20_body">
      <style:text-properties officeooo:rsid="00377e60" officeooo:paragraph-rsid="003ab373"/>
    </style:style>
    <style:style style:name="P12" style:family="paragraph" style:parent-style-name="Text_20_body">
      <style:text-properties officeooo:paragraph-rsid="003ab373"/>
    </style:style>
    <style:style style:name="P13" style:family="paragraph" style:parent-style-name="Text_20_body">
      <style:text-properties officeooo:paragraph-rsid="003c6c48"/>
    </style:style>
    <style:style style:name="P14" style:family="paragraph" style:parent-style-name="Table_20_Heading">
      <style:paragraph-properties fo:text-align="center" style:justify-single-word="false"/>
      <style:text-properties fo:font-size="10.5pt" officeooo:rsid="001d82c6" officeooo:paragraph-rsid="0025eeff" style:font-size-asian="10.5pt" style:font-size-complex="10.5pt"/>
    </style:style>
    <style:style style:name="P15" style:family="paragraph" style:parent-style-name="Table_20_Heading">
      <style:text-properties fo:font-size="10.5pt" officeooo:rsid="001d82c6" officeooo:paragraph-rsid="0025eeff" style:font-size-asian="10.5pt" style:font-size-complex="10.5pt"/>
    </style:style>
    <style:style style:name="P16" style:family="paragraph" style:parent-style-name="Text_20_body">
      <loext:graphic-properties draw:fill="none"/>
      <style:paragraph-properties fo:margin-left="1cm" fo:margin-right="1cm" fo:margin-top="0cm" fo:margin-bottom="0cm" loext:contextual-spacing="false" fo:line-height="120%" fo:text-align="justify" style:justify-single-word="false" fo:text-indent="-1cm" style:auto-text-indent="false" fo:background-color="transparent"/>
      <style:text-properties fo:font-size="10.5pt" officeooo:rsid="001e58d4" officeooo:paragraph-rsid="0025eeff" style:font-size-asian="10.5pt" style:font-size-complex="10.5pt"/>
    </style:style>
    <style:style style:name="P17" style:family="paragraph" style:parent-style-name="Text_20_body">
      <loext:graphic-properties draw:fill="none"/>
      <style:paragraph-properties fo:margin-left="0.801cm" fo:margin-right="1cm" fo:margin-top="0cm" fo:margin-bottom="0cm" loext:contextual-spacing="false" fo:line-height="120%" fo:text-align="justify" style:justify-single-word="false" fo:text-indent="-0.801cm" style:auto-text-indent="false" fo:background-color="transparent"/>
      <style:text-properties fo:font-size="10.5pt" officeooo:rsid="001d82c6" officeooo:paragraph-rsid="0025eeff" style:font-size-asian="10.5pt" style:font-size-complex="10.5pt"/>
    </style:style>
    <style:style style:name="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text:number-lines="false" text:line-number="0"/>
      <style:text-properties fo:font-size="10.5pt" officeooo:rsid="001d82c6" officeooo:paragraph-rsid="0025eeff" style:font-size-asian="10.5pt" style:font-size-complex="10.5pt"/>
    </style:style>
    <style:style style:name="P1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text:number-lines="false" text:line-number="0"/>
      <style:text-properties fo:font-size="10.5pt" officeooo:rsid="001e58d4" officeooo:paragraph-rsid="0025eeff" style:font-size-asian="10.5pt" style:font-size-complex="10.5pt"/>
    </style:style>
    <style:style style:name="P20" style:family="paragraph" style:parent-style-name="Table_20_Contents">
      <style:paragraph-properties fo:margin-top="0cm" fo:margin-bottom="0cm" loext:contextual-spacing="false" fo:text-align="justify" style:justify-single-word="false"/>
      <style:text-properties fo:font-size="10.5pt" officeooo:rsid="001d82c6" officeooo:paragraph-rsid="0025eeff" style:font-size-asian="10.5pt" style:font-size-complex="10.5pt"/>
    </style:style>
    <style:style style:name="P21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-1cm" style:auto-text-indent="false" style:page-number="auto" fo:background-color="transparent"/>
      <style:text-properties officeooo:paragraph-rsid="003f3e0f"/>
    </style:style>
    <style:style style:name="P22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-1cm" style:auto-text-indent="false" style:page-number="auto" fo:background-color="transparent"/>
      <style:text-properties officeooo:paragraph-rsid="00406b5e"/>
    </style:style>
    <style:style style:name="P23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-1cm" style:auto-text-indent="false" style:page-number="auto" fo:background-color="transparent"/>
      <style:text-properties fo:font-size="10.5pt" officeooo:rsid="002244e2" officeooo:paragraph-rsid="002244e2" style:font-size-asian="10.5pt" style:font-size-complex="10.5pt"/>
    </style:style>
    <style:style style:name="P24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-1cm" style:auto-text-indent="false" style:page-number="auto" fo:background-color="transparent"/>
      <style:text-properties fo:font-size="10.5pt" officeooo:paragraph-rsid="001ffef4" style:font-size-asian="10.5pt" style:font-size-complex="10.5pt"/>
    </style:style>
    <style:style style:name="P25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-1cm" style:auto-text-indent="false" style:page-number="auto" fo:background-color="transparent"/>
      <style:text-properties fo:font-size="10.5pt" officeooo:paragraph-rsid="0032b2a9" style:font-size-asian="10.5pt" style:font-size-complex="10.5pt"/>
    </style:style>
    <style:style style:name="P26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-1cm" style:auto-text-indent="false" style:page-number="auto" fo:background-color="transparent"/>
      <style:text-properties fo:font-size="10.5pt" style:font-size-asian="10.5pt" style:font-size-complex="10.5pt"/>
    </style:style>
    <style:style style:name="P27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-1cm" style:auto-text-indent="false" style:page-number="auto" fo:background-color="transparent"/>
      <style:text-properties fo:font-size="10.5pt" officeooo:rsid="00221259" officeooo:paragraph-rsid="00221259" style:font-size-asian="10.5pt" style:font-size-complex="10.5pt"/>
    </style:style>
    <style:style style:name="P28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-1cm" style:auto-text-indent="false" style:page-number="auto" fo:background-color="transparent"/>
      <style:text-properties fo:font-size="10.5pt" fo:language="en" fo:country="CA" fo:font-weight="bold" officeooo:rsid="00358d78" officeooo:paragraph-rsid="00358d78" style:font-size-asian="10.5pt" style:font-weight-asian="bold" style:font-size-complex="10.5pt" style:font-weight-complex="bold"/>
    </style:style>
    <style:style style:name="P29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-1cm" style:auto-text-indent="false" style:page-number="auto" fo:background-color="transparent"/>
      <style:text-properties fo:font-size="10.5pt" fo:language="en" fo:country="CA" fo:font-style="normal" fo:font-weight="bold" officeooo:rsid="0036a810" officeooo:paragraph-rsid="0036a810" style:font-size-asian="10.5pt" style:font-style-asian="normal" style:font-weight-asian="bold" style:font-size-complex="10.5pt" style:font-style-complex="normal" style:font-weight-complex="bold"/>
    </style:style>
    <style:style style:name="P30" style:family="paragraph" style:parent-style-name="Text_20_body" style:list-style-name="L1">
      <style:text-properties officeooo:paragraph-rsid="002c17a1"/>
    </style:style>
    <style:style style:name="P31" style:family="paragraph" style:parent-style-name="Text_20_body" style:list-style-name="L2">
      <style:text-properties officeooo:paragraph-rsid="002c17a1"/>
    </style:style>
    <style:style style:name="P32" style:family="paragraph" style:parent-style-name="Text_20_body" style:list-style-name="L2">
      <style:text-properties fo:font-size="10.5pt" officeooo:paragraph-rsid="002c17a1" style:font-size-asian="10.5pt" style:font-size-complex="10.5pt"/>
    </style:style>
    <style:style style:name="P33" style:family="paragraph" style:parent-style-name="Text_20_body">
      <style:text-properties fo:font-size="10.5pt" officeooo:paragraph-rsid="002a924d" style:font-size-asian="10.5pt" style:font-size-complex="10.5pt"/>
    </style:style>
    <style:style style:name="P34" style:family="paragraph" style:parent-style-name="Heading_20_1">
      <style:paragraph-properties fo:text-align="center" style:justify-single-word="false"/>
    </style:style>
    <style:style style:name="P35" style:family="paragraph" style:parent-style-name="Heading_20_3">
      <style:text-properties officeooo:paragraph-rsid="001ffef4"/>
    </style:style>
    <style:style style:name="T1" style:family="text">
      <style:text-properties officeooo:rsid="0041ed89"/>
    </style:style>
    <style:style style:name="T2" style:family="text">
      <style:text-properties fo:language="en" fo:country="CA" officeooo:rsid="000a186f"/>
    </style:style>
    <style:style style:name="T3" style:family="text">
      <style:text-properties fo:language="en" fo:country="CA" officeooo:rsid="001981fb"/>
    </style:style>
    <style:style style:name="T4" style:family="text">
      <style:text-properties fo:language="en" fo:country="CA" officeooo:rsid="001b788b"/>
    </style:style>
    <style:style style:name="T5" style:family="text">
      <style:text-properties fo:language="en" fo:country="CA" officeooo:rsid="001d42d9"/>
    </style:style>
    <style:style style:name="T6" style:family="text">
      <style:text-properties fo:language="en" fo:country="CA" officeooo:rsid="001d7435"/>
    </style:style>
    <style:style style:name="T7" style:family="text">
      <style:text-properties fo:language="en" fo:country="CA" fo:font-style="italic" style:text-underline-style="none" officeooo:rsid="001b788b" style:font-style-asian="italic" style:font-style-complex="italic"/>
    </style:style>
    <style:style style:name="T8" style:family="text">
      <style:text-properties fo:language="en" fo:country="CA" fo:font-style="italic" officeooo:rsid="00358d78" style:font-style-asian="italic" style:font-style-complex="italic"/>
    </style:style>
    <style:style style:name="T9" style:family="text">
      <style:text-properties fo:language="en" fo:country="CA" fo:font-style="italic" fo:font-weight="normal" officeooo:rsid="0032b2a9" style:font-style-asian="italic" style:font-weight-asian="normal" style:font-style-complex="italic" style:font-weight-complex="normal"/>
    </style:style>
    <style:style style:name="T10" style:family="text">
      <style:text-properties fo:language="en" fo:country="CA" fo:font-style="italic" fo:font-weight="normal" officeooo:rsid="00358d78" style:font-style-asian="italic" style:font-weight-asian="normal" style:font-style-complex="italic" style:font-weight-complex="normal"/>
    </style:style>
    <style:style style:name="T11" style:family="text">
      <style:text-properties fo:language="en" fo:country="CA" officeooo:rsid="0020525c"/>
    </style:style>
    <style:style style:name="T12" style:family="text">
      <style:text-properties fo:language="en" fo:country="CA" style:text-underline-style="none" fo:font-weight="bold" officeooo:rsid="001981fb" style:font-weight-asian="bold" style:font-weight-complex="bold"/>
    </style:style>
    <style:style style:name="T13" style:family="text">
      <style:text-properties fo:language="en" fo:country="CA" style:text-underline-style="none" fo:font-weight="bold" officeooo:rsid="0032b2a9" style:font-weight-asian="bold" style:font-weight-complex="bold"/>
    </style:style>
    <style:style style:name="T14" style:family="text">
      <style:text-properties fo:language="en" fo:country="CA" style:text-underline-style="none" officeooo:rsid="001981fb"/>
    </style:style>
    <style:style style:name="T15" style:family="text">
      <style:text-properties fo:language="en" fo:country="CA" fo:font-weight="bold" style:font-weight-asian="bold" style:font-weight-complex="bold"/>
    </style:style>
    <style:style style:name="T16" style:family="text">
      <style:text-properties fo:language="en" fo:country="CA" fo:font-weight="bold" officeooo:rsid="001ac4b1" style:font-weight-asian="bold" style:font-weight-complex="bold"/>
    </style:style>
    <style:style style:name="T17" style:family="text">
      <style:text-properties fo:language="en" fo:country="CA" fo:font-weight="bold" officeooo:rsid="000a186f" style:font-weight-asian="bold" style:font-weight-complex="bold"/>
    </style:style>
    <style:style style:name="T18" style:family="text">
      <style:text-properties fo:language="en" fo:country="CA" fo:font-weight="bold" officeooo:rsid="0032b2a9" style:font-weight-asian="bold" style:font-weight-complex="bold"/>
    </style:style>
    <style:style style:name="T19" style:family="text">
      <style:text-properties fo:language="en" fo:country="CA" fo:font-weight="normal" officeooo:rsid="0032b2a9" style:font-weight-asian="normal" style:font-weight-complex="normal"/>
    </style:style>
    <style:style style:name="T20" style:family="text">
      <style:text-properties fo:language="en" fo:country="CA" fo:font-style="normal" fo:font-weight="normal" officeooo:rsid="00358d78" style:font-style-asian="normal" style:font-weight-asian="normal" style:font-style-complex="normal" style:font-weight-complex="normal"/>
    </style:style>
    <style:style style:name="T21" style:family="text">
      <style:text-properties fo:language="en" fo:country="CA" fo:font-style="normal" fo:font-weight="normal" officeooo:rsid="0032b2a9" style:font-style-asian="normal" style:font-weight-asian="normal" style:font-style-complex="normal" style:font-weight-complex="normal"/>
    </style:style>
    <style:style style:name="T22" style:family="text">
      <style:text-properties fo:language="en" fo:country="CA" fo:font-style="normal" fo:font-weight="normal" officeooo:rsid="0033058d" style:font-style-asian="normal" style:font-weight-asian="normal" style:font-style-complex="normal" style:font-weight-complex="normal"/>
    </style:style>
    <style:style style:name="T23" style:family="text">
      <style:text-properties fo:language="en" fo:country="CA" fo:font-style="normal" fo:font-weight="normal" officeooo:rsid="003ab373" style:font-style-asian="normal" style:font-weight-asian="normal" style:font-style-complex="normal" style:font-weight-complex="normal"/>
    </style:style>
    <style:style style:name="T24" style:family="text">
      <style:text-properties fo:language="en" fo:country="CA" fo:font-style="normal" fo:font-weight="normal" officeooo:rsid="0033aac5" style:font-style-asian="normal" style:font-weight-asian="normal" style:font-style-complex="normal" style:font-weight-complex="normal"/>
    </style:style>
    <style:style style:name="T25" style:family="text">
      <style:text-properties fo:language="en" fo:country="CA" fo:font-style="normal" officeooo:rsid="000a186f" style:font-style-asian="normal" style:font-style-complex="normal"/>
    </style:style>
    <style:style style:name="T26" style:family="text">
      <style:text-properties fo:language="en" fo:country="CA" fo:font-style="normal" officeooo:rsid="00358d78" style:font-style-asian="normal" style:font-style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21259" style:font-style-asian="italic" style:font-style-complex="italic"/>
    </style:style>
    <style:style style:name="T29" style:family="text">
      <style:text-properties fo:font-style="italic" style:text-underline-style="none" style:font-style-asian="italic" style:font-style-complex="italic"/>
    </style:style>
    <style:style style:name="T30" style:family="text">
      <style:text-properties fo:font-style="italic" style:text-underline-style="none" officeooo:rsid="00192e60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15fd4" style:font-style-asian="normal" style:font-style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de28b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6a810" style:font-style-asian="normal" style:font-weight-asian="normal" style:font-style-complex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5eeff" style:font-weight-asian="bold" style:font-weight-complex="bold"/>
    </style:style>
    <style:style style:name="T40" style:family="text">
      <style:text-properties fo:font-weight="bold" officeooo:rsid="0039ffe3" style:font-weight-asian="bold" style:font-weight-complex="bold"/>
    </style:style>
    <style:style style:name="T41" style:family="text">
      <style:text-properties officeooo:rsid="0015ed11"/>
    </style:style>
    <style:style style:name="T42" style:family="text">
      <style:text-properties officeooo:rsid="001854b4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bold" style:font-weight-asian="bold" style:font-weight-complex="bold"/>
    </style:style>
    <style:style style:name="T45" style:family="text">
      <style:text-properties style:text-underline-style="none" fo:font-weight="bold" officeooo:rsid="00192e60" style:font-weight-asian="bold" style:font-weight-complex="bold"/>
    </style:style>
    <style:style style:name="T46" style:family="text">
      <style:text-properties style:text-underline-style="none" officeooo:rsid="00192e60"/>
    </style:style>
    <style:style style:name="T47" style:family="text">
      <style:text-properties style:text-underline-style="none" fo:font-weight="normal" officeooo:rsid="00192e60" style:font-weight-asian="normal" style:font-weight-complex="normal"/>
    </style:style>
    <style:style style:name="T48" style:family="text">
      <style:text-properties style:text-underline-style="none" fo:font-weight="normal" officeooo:rsid="001ffef4" style:font-weight-asian="normal" style:font-weight-complex="normal"/>
    </style:style>
    <style:style style:name="T49" style:family="text">
      <style:text-properties fo:font-size="10.5pt" style:font-size-asian="10.5pt" style:font-size-complex="10.5pt"/>
    </style:style>
    <style:style style:name="T50" style:family="text">
      <style:text-properties fo:font-size="10.5pt" officeooo:rsid="001d7435" style:font-size-asian="10.5pt" style:font-size-complex="10.5pt"/>
    </style:style>
    <style:style style:name="T51" style:family="text">
      <style:text-properties fo:font-size="10.5pt" officeooo:rsid="002244e2" style:font-size-asian="10.5pt" style:font-size-complex="10.5pt"/>
    </style:style>
    <style:style style:name="T52" style:family="text">
      <style:text-properties fo:font-size="10.5pt" officeooo:rsid="0025eeff" style:font-size-asian="10.5pt" style:font-size-complex="10.5pt"/>
    </style:style>
    <style:style style:name="T53" style:family="text">
      <style:text-properties fo:font-size="10.5pt" officeooo:rsid="001d82c6" style:font-size-asian="10.5pt" style:font-size-complex="10.5pt"/>
    </style:style>
    <style:style style:name="T54" style:family="text">
      <style:text-properties fo:font-size="10.5pt" officeooo:rsid="0028ef28" style:font-size-asian="10.5pt" style:font-size-complex="10.5pt"/>
    </style:style>
    <style:style style:name="T55" style:family="text">
      <style:text-properties fo:font-size="10.5pt" officeooo:rsid="002a727c" style:font-size-asian="10.5pt" style:font-size-complex="10.5pt"/>
    </style:style>
    <style:style style:name="T56" style:family="text">
      <style:text-properties fo:font-size="10.5pt" officeooo:rsid="002e6d91" style:font-size-asian="10.5pt" style:font-size-complex="10.5pt"/>
    </style:style>
    <style:style style:name="T57" style:family="text">
      <style:text-properties fo:font-size="10.5pt" officeooo:rsid="002eb427" style:font-size-asian="10.5pt" style:font-size-complex="10.5pt"/>
    </style:style>
    <style:style style:name="T58" style:family="text">
      <style:text-properties fo:font-size="10.5pt" officeooo:rsid="002c9e5f" style:font-size-asian="10.5pt" style:font-size-complex="10.5pt"/>
    </style:style>
    <style:style style:name="T59" style:family="text">
      <style:text-properties fo:font-size="10.5pt" officeooo:rsid="003055b6" style:font-size-asian="10.5pt" style:font-size-complex="10.5pt"/>
    </style:style>
    <style:style style:name="T60" style:family="text">
      <style:text-properties fo:font-size="10.5pt" officeooo:rsid="0031e9f5" style:font-size-asian="10.5pt" style:font-size-complex="10.5pt"/>
    </style:style>
    <style:style style:name="T61" style:family="text">
      <style:text-properties fo:font-size="10.5pt" officeooo:rsid="003ab373" style:font-size-asian="10.5pt" style:font-size-complex="10.5pt"/>
    </style:style>
    <style:style style:name="T62" style:family="text">
      <style:text-properties fo:font-size="10.5pt" officeooo:rsid="003c6c48" style:font-size-asian="10.5pt" style:font-size-complex="10.5pt"/>
    </style:style>
    <style:style style:name="T63" style:family="text">
      <style:text-properties fo:font-size="10.5pt" officeooo:rsid="0014d0a0" style:font-size-asian="10.5pt" style:font-size-complex="10.5pt"/>
    </style:style>
    <style:style style:name="T64" style:family="text">
      <style:text-properties fo:font-size="10.5pt" officeooo:rsid="0013d60d" style:font-size-asian="10.5pt" style:font-size-complex="10.5pt"/>
    </style:style>
    <style:style style:name="T65" style:family="text">
      <style:text-properties fo:font-size="10.5pt" officeooo:rsid="00386f24" style:font-size-asian="10.5pt" style:font-size-complex="10.5pt"/>
    </style:style>
    <style:style style:name="T66" style:family="text">
      <style:text-properties fo:font-size="10.5pt" fo:language="en" fo:country="CA" style:font-size-asian="10.5pt" style:font-size-complex="10.5pt"/>
    </style:style>
    <style:style style:name="T67" style:family="text">
      <style:text-properties fo:font-size="10.5pt" fo:language="en" fo:country="CA" officeooo:rsid="000a186f" style:font-size-asian="10.5pt" style:font-size-complex="10.5pt"/>
    </style:style>
    <style:style style:name="T68" style:family="text">
      <style:text-properties fo:font-size="10.5pt" fo:language="en" fo:country="CA" officeooo:rsid="000c8fb7" style:font-size-asian="10.5pt" style:font-size-complex="10.5pt"/>
    </style:style>
    <style:style style:name="T69" style:family="text">
      <style:text-properties fo:font-size="10.5pt" fo:language="en" fo:country="CA" officeooo:rsid="00406b5e" style:font-size-asian="10.5pt" style:font-size-complex="10.5pt"/>
    </style:style>
    <style:style style:name="T70" style:family="text">
      <style:text-properties fo:font-size="10.5pt" fo:font-style="italic" style:font-size-asian="10.5pt" style:font-style-asian="italic" style:font-size-complex="10.5pt" style:font-style-complex="italic"/>
    </style:style>
    <style:style style:name="T71" style:family="text">
      <style:text-properties fo:font-size="10.5pt" fo:font-style="italic" officeooo:rsid="001d82c6" style:font-size-asian="10.5pt" style:font-style-asian="italic" style:font-size-complex="10.5pt" style:font-style-complex="italic"/>
    </style:style>
    <style:style style:name="T72" style:family="text">
      <style:text-properties fo:font-size="10.5pt" fo:font-style="italic" style:text-underline-style="none" officeooo:rsid="001ffef4" style:font-size-asian="10.5pt" style:font-style-asian="italic" style:font-size-complex="10.5pt" style:font-style-complex="italic"/>
    </style:style>
    <style:style style:name="T73" style:family="text">
      <style:text-properties fo:font-size="10.5pt" fo:font-style="italic" style:text-underline-style="none" officeooo:rsid="001854b4" style:font-size-asian="10.5pt" style:font-style-asian="italic" style:font-size-complex="10.5pt" style:font-style-complex="italic"/>
    </style:style>
    <style:style style:name="T74" style:family="text">
      <style:text-properties fo:font-size="10.5pt" fo:font-weight="bold" style:font-size-asian="10.5pt" style:font-weight-asian="bold" style:font-size-complex="10.5pt" style:font-weight-complex="bold"/>
    </style:style>
    <style:style style:name="T75" style:family="text">
      <style:text-properties fo:font-size="10.5pt" fo:font-weight="bold" officeooo:rsid="0025eeff" style:font-size-asian="10.5pt" style:font-weight-asian="bold" style:font-size-complex="10.5pt" style:font-weight-complex="bold"/>
    </style:style>
    <style:style style:name="T76" style:family="text">
      <style:text-properties fo:font-size="10.5pt" fo:font-weight="bold" officeooo:rsid="0013d60d" style:font-size-asian="10.5pt" style:font-weight-asian="bold" style:font-size-complex="10.5pt" style:font-weight-complex="bold"/>
    </style:style>
    <style:style style:name="T77" style:family="text">
      <style:text-properties fo:font-size="10.5pt" fo:font-weight="bold" officeooo:rsid="0039ffe3" style:font-size-asian="10.5pt" style:font-weight-asian="bold" style:font-size-complex="10.5pt" style:font-weight-complex="bold"/>
    </style:style>
    <style:style style:name="T78" style:family="text">
      <style:text-properties fo:font-size="10.5pt" style:text-underline-style="none" fo:font-weight="bold" officeooo:rsid="001ffef4" style:font-size-asian="10.5pt" style:font-weight-asian="bold" style:font-size-complex="10.5pt" style:font-weight-complex="bold"/>
    </style:style>
    <style:style style:name="T79" style:family="text">
      <style:text-properties fo:font-size="10.5pt" style:text-underline-style="none" officeooo:rsid="001ffef4" style:font-size-asian="10.5pt" style:font-size-complex="10.5pt"/>
    </style:style>
    <style:style style:name="T80" style:family="text">
      <style:text-properties fo:font-size="10.5pt" fo:font-weight="normal" officeooo:rsid="003ab373" style:font-size-asian="10.5pt" style:font-weight-asian="normal" style:font-size-complex="10.5pt" style:font-weight-complex="normal"/>
    </style:style>
    <style:style style:name="T81" style:family="text">
      <style:text-properties officeooo:rsid="001ffef4"/>
    </style:style>
    <style:style style:name="T82" style:family="text">
      <style:text-properties officeooo:rsid="0020525c"/>
    </style:style>
    <style:style style:name="T83" style:family="text">
      <style:text-properties officeooo:rsid="002244e2"/>
    </style:style>
    <style:style style:name="T84" style:family="text">
      <style:text-properties officeooo:rsid="001f0289"/>
    </style:style>
    <style:style style:name="T85" style:family="text">
      <style:text-properties officeooo:rsid="0025eeff"/>
    </style:style>
    <style:style style:name="T86" style:family="text">
      <style:text-properties officeooo:rsid="0028ef28"/>
    </style:style>
    <style:style style:name="T87" style:family="text">
      <style:text-properties officeooo:rsid="002a727c"/>
    </style:style>
    <style:style style:name="T88" style:family="text">
      <style:text-properties officeooo:rsid="002a924d"/>
    </style:style>
    <style:style style:name="T89" style:family="text">
      <style:text-properties officeooo:rsid="002c17a1"/>
    </style:style>
    <style:style style:name="T90" style:family="text">
      <style:text-properties officeooo:rsid="002c6ab2"/>
    </style:style>
    <style:style style:name="T91" style:family="text">
      <style:text-properties officeooo:rsid="002c9e5f"/>
    </style:style>
    <style:style style:name="T92" style:family="text">
      <style:text-properties officeooo:rsid="002e6d91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font-weight="normal" officeooo:rsid="0038aa20" style:font-weight-asian="normal" style:font-weight-complex="normal"/>
    </style:style>
    <style:style style:name="T95" style:family="text">
      <style:text-properties officeooo:rsid="00386f24"/>
    </style:style>
    <style:style style:name="T96" style:family="text">
      <style:text-properties officeooo:rsid="0039ffe3"/>
    </style:style>
    <style:style style:name="T97" style:family="text">
      <style:text-properties officeooo:rsid="003ab373"/>
    </style:style>
    <style:style style:name="T98" style:family="text">
      <style:text-properties style:font-name="Liberation Serif1" officeooo:rsid="003ab373" style:font-name-asian="Liberation Serif1" style:font-name-complex="Liberation Serif1"/>
    </style:style>
    <style:style style:name="T99" style:family="text">
      <style:text-properties style:font-name="Liberation Serif1" fo:font-size="10.5pt" officeooo:rsid="003ab373" style:font-name-asian="Liberation Serif1" style:font-size-asian="10.5pt" style:font-name-complex="Liberation Serif1" style:font-size-complex="10.5pt"/>
    </style:style>
    <style:style style:name="T100" style:family="text">
      <style:text-properties officeooo:rsid="003c6c48"/>
    </style:style>
    <style:style style:name="T101" style:family="text">
      <style:text-properties officeooo:rsid="003de28b"/>
    </style:style>
    <style:style style:name="T102" style:family="text">
      <style:text-properties officeooo:rsid="003f3e0f"/>
    </style:style>
    <style:style style:name="T103" style:family="text">
      <style:text-properties officeooo:rsid="004384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Certbot TLSA Generator</text:h>
      <text:p text:style-name="P13"><text:span text:style-name="T49">This bash script was created to generate and automatically install TLSA records </text:span><text:span text:style-name="T51">w</text:span><text:span text:style-name="T68">hen called by the Letsencrypt (certbot) renew-hook</text:span><text:span text:style-name="T49">. <text:s/></text:span><text:span text:style-name="T50">It started out to be a “simple” wrapper to</text:span><text:span text:style-name="T66"> Viktor Dukhovni's tlsagen. </text:span></text:p>
      <text:p text:style-name="P13"><text:span text:style-name="T56">In addition th</text:span><text:span text:style-name="T61">is</text:span><text:span text:style-name="T56"> script maybe run standalone. </text:span></text:p>
      <text:h text:style-name="Heading_20_3" text:outline-level="3">How it works</text:h>
      <text:p text:style-name="P6">There are two <text:span text:style-name="T92">elements </text:span>which are used to determine if a TLSA record should be generated and installed. <text:s/></text:p>
      <text:p text:style-name="P6">The <text:span text:style-name="T88">first </text:span>is the list of services for which we want TLSA records. <text:s/><text:span text:style-name="T96">Common</text:span> <text:span text:style-name="T86">services </text:span>are:</text:p>
      <table:table table:name="Services&amp;ports" table:style-name="Services_26_ports">
        <table:table-column table:style-name="Services_26_ports.A"/>
        <table:table-column table:style-name="Services_26_ports.B"/>
        <table:table-header-rows>
          <table:table-row>
            <table:table-cell table:style-name="Services_26_ports.A1" office:value-type="string">
              <text:p text:style-name="P14"><text:span text:style-name="T96">S</text:span>ervice</text:p>
            </table:table-cell>
            <table:table-cell table:style-name="Services_26_ports.A1" office:value-type="string">
              <text:p text:style-name="P15">Port</text:p>
            </table:table-cell>
          </table:table-row>
        </table:table-header-rows>
        <table:table-row>
          <table:table-cell table:style-name="Services_26_ports.A2" office:value-type="string">
            <text:p text:style-name="P20">smtp</text:p>
          </table:table-cell>
          <table:table-cell table:style-name="Services_26_ports.A2" office:value-type="string">
            <text:p text:style-name="P20">25</text:p>
          </table:table-cell>
        </table:table-row>
        <table:table-row table:style-name="Services_26_ports.3">
          <table:table-cell table:style-name="Services_26_ports.A2" office:value-type="string">
            <text:p text:style-name="P18">smtps</text:p>
          </table:table-cell>
          <table:table-cell table:style-name="Services_26_ports.A2" office:value-type="string">
            <text:p text:style-name="P17">465 (I believe that this service is depracted, and as such should not be used or included).</text:p>
          </table:table-cell>
        </table:table-row>
        <table:table-row table:style-name="Services_26_ports.3">
          <table:table-cell table:style-name="Services_26_ports.A2" office:value-type="string">
            <text:p text:style-name="P19">submission</text:p>
          </table:table-cell>
          <table:table-cell table:style-name="Services_26_ports.A2" office:value-type="string">
            <text:p text:style-name="P16">587</text:p>
          </table:table-cell>
        </table:table-row>
        <table:table-row table:style-name="Services_26_ports.3">
          <table:table-cell table:style-name="Services_26_ports.A2" office:value-type="string">
            <text:p text:style-name="P19">imap</text:p>
          </table:table-cell>
          <table:table-cell table:style-name="Services_26_ports.A2" office:value-type="string">
            <text:p text:style-name="P16"><text:span text:style-name="T84">1</text:span>43</text:p>
          </table:table-cell>
        </table:table-row>
        <table:table-row table:style-name="Services_26_ports.3">
          <table:table-cell table:style-name="Services_26_ports.A2" office:value-type="string">
            <text:p text:style-name="P19"><text:span text:style-name="T90">i</text:span>maps</text:p>
          </table:table-cell>
          <table:table-cell table:style-name="Services_26_ports.A2" office:value-type="string">
            <text:p text:style-name="P16">993</text:p>
          </table:table-cell>
        </table:table-row>
        <table:table-row table:style-name="Services_26_ports.3">
          <table:table-cell table:style-name="Services_26_ports.A2" office:value-type="string">
            <text:p text:style-name="P19"><text:span text:style-name="T90">s</text:span>ieve</text:p>
          </table:table-cell>
          <table:table-cell table:style-name="Services_26_ports.A2" office:value-type="string">
            <text:p text:style-name="P16">4190 (I am not sure if this should be included<text:span text:style-name="T41">)</text:span></text:p>
          </table:table-cell>
        </table:table-row>
        <table:table-row table:style-name="Services_26_ports.3">
          <table:table-cell table:style-name="Services_26_ports.A2" office:value-type="string">
            <text:p text:style-name="P19">caldav/<text:line-break/>carddav/</text:p>
            <text:p text:style-name="P19">htttps</text:p>
          </table:table-cell>
          <table:table-cell table:style-name="Services_26_ports.A2" office:value-type="string">
            <text:p text:style-name="P16">443</text:p>
          </table:table-cell>
        </table:table-row>
      </table:table>
      <text:p text:style-name="P5"/>
      <text:p text:style-name="P5">The <text:span text:style-name="T88">second</text:span>, which <text:span text:style-name="T87">is described below, is a</text:span> <text:span text:style-name="T89">list of domains and subdomains that are included in a security certificate.</text:span></text:p>
      <text:p text:style-name="P7">For each service that we require a tlsa record for, we check to see if the service host matches one the domains or subdomains in the certificate. If there is a match <text:span text:style-name="T91">we </text:span>then generate a TLSA record using the port, service host <text:span text:style-name="T90">and certificate. W</text:span>e <text:span text:style-name="T92">use </text:span>TCP as the <text:span text:style-name="T92">default </text:span>protocol.</text:p>
      <text:p text:style-name="P10"><text:span text:style-name="T52">Operating as a </text:span><text:span text:style-name="T49">Renew</text:span><text:span text:style-name="T52">-</text:span><text:span text:style-name="T49">Hook</text:span></text:p>
      <text:p text:style-name="P10"><text:span text:style-name="T49">After a certicate has been renewed certbot calls </text:span><text:span text:style-name="T54">any </text:span><text:span text:style-name="T49">renew-hook</text:span><text:span text:style-name="T54">s that have been set </text:span><text:span text:style-name="T49">to run, once for each successfully renewed certificate. The</text:span><text:span text:style-name="T55">se </text:span><text:span text:style-name="T49">command</text:span><text:span text:style-name="T57">s</text:span><text:span text:style-name="T49"> </text:span><text:span text:style-name="T57">are </text:span><text:span text:style-name="T49">passed two shell variables,</text:span></text:p>
      <text:list xml:id="list1849177812219552718" text:style-name="L1">
        <text:list-item>
          <text:p text:style-name="P30"><text:span text:style-name="T74">RENEWED_LINEAGE </text:span><text:span text:style-name="T52">which </text:span><text:span text:style-name="T57">point</text:span><text:span text:style-name="T62">s</text:span><text:span text:style-name="T57"> to the </text:span><text:span text:style-name="T53">location </text:span><text:span text:style-name="T62">of</text:span><text:span text:style-name="T53"> the new </text:span><text:span text:style-name="T49">certs and keys. </text:span><text:span text:style-name="T53">Currently this is /etc/letsencrypt/live/</text:span><text:span text:style-name="T71">certificate-name</text:span></text:p>
        </text:list-item>
        <text:list-item>
          <text:p text:style-name="P30"><text:span text:style-name="T49"><text:s/></text:span><text:span text:style-name="T74">RENEWED_DOMAINS</text:span><text:span text:style-name="T49"> w</text:span><text:span text:style-name="T52">hich contain</text:span><text:span text:style-name="T62">s</text:span><text:span text:style-name="T52"> </text:span><text:span text:style-name="T49">a space delimited list of </text:span><text:span text:style-name="T53">the </text:span><text:span text:style-name="T49">cert</text:span><text:span text:style-name="T53">ificate’s </text:span><text:span text:style-name="T49">domains </text:span><text:span text:style-name="T53">and subdomains.</text:span></text:p>
        </text:list-item>
      </text:list>
      <text:p text:style-name="P10"><text:span text:style-name="T49">Standalone </text:span><text:span text:style-name="T52">operation</text:span></text:p>
      <text:p text:style-name="P6">This program can also be run standalone, in which case it makes use of two positional parameters:</text:p>
      <text:list xml:id="list7061739092400064093" text:style-name="L2">
        <text:list-item>
          <text:p text:style-name="P31"><text:span text:style-name="T52">T</text:span><text:span text:style-name="T49">he first </text:span><text:span text:style-name="T52">(</text:span><text:span text:style-name="T75">$1</text:span><text:span text:style-name="T52">) </text:span><text:span text:style-name="T49">acts in </text:span><text:span text:style-name="T54">th</text:span><text:span text:style-name="T49">e same way as RENEWED_LINEAGE </text:span><text:span text:style-name="T54">above</text:span><text:span text:style-name="T49">, and must define the path to the certificate and keys for which we wish to generate TLSA records. </text:span></text:p>
        </text:list-item>
        <text:list-item>
          <text:p text:style-name="P32"><text:soft-page-break/>the second <text:span text:style-name="T85">(</text:span><text:span text:style-name="T39">$2</text:span><text:span text:style-name="T85">) </text:span>takes the place of RENEWED_DOMAINS and consists of a <text:span text:style-name="T100">quoted </text:span>space<text:span text:style-name="T86">-delimited </text:span>list of the domains and/or subdomains eg “ example.com smtp.example.com imap.example.com <text:span text:style-name="T98">…</text:span>”</text:p>
        </text:list-item>
      </text:list>
      <text:p text:style-name="P12"><text:span text:style-name="T49">As we cannot use command </text:span><text:span text:style-name="T58">line </text:span><text:span text:style-name="T49">parameters when called </text:span><text:span text:style-name="T58">as a C</text:span><text:span text:style-name="T49">ertbot renew</text:span><text:span text:style-name="T57">-</text:span><text:span text:style-name="T49">hook </text:span><text:span text:style-name="T57">all other parameters </text:span><text:span text:style-name="T49">have to </text:span><text:span text:style-name="T57">set </text:span><text:span text:style-name="T62">using included files. </text:span><text:span text:style-name="T59">I </text:span><text:span text:style-name="T49">use the “/etc/default/</text:span><text:span text:style-name="T57">CertbotTLSAgen.cf” </text:span><text:span text:style-name="T49">for general/global parameters, and similar file placed in the </text:span><text:span text:style-name="T99">…/</text:span><text:span text:style-name="T49">letsencrypt/live </text:span><text:span text:style-name="T60">for certificate specific paramters. <text:s/>The certificate specific param</text:span><text:span text:style-name="T61">e</text:span><text:span text:style-name="T60">ters override the general/global parameters.</text:span></text:p>
      <text:h text:style-name="Heading_20_3" text:outline-level="3">Installation</text:h>
      <text:p text:style-name="P3">Copy the <text:span text:style-name="T101">all </text:span>files to a location of your choice. Ensure that <text:span text:style-name="T83">the file </text:span>CertbotTLSAgen has exec<text:span text:style-name="T97">ute</text:span> p<text:span text:style-name="T42">ermission</text:span>.</text:p>
      <text:p text:style-name="P8"><text:span text:style-name="T101">C</text:span>opy the file CertbotTLSAgen.cf to /etc/defaults.</text:p>
      <text:p text:style-name="P8"><text:span text:style-name="T101">Copy CertbotTLSAgen.cf to …/</text:span>letsencrypt/live/<text:span text:style-name="T27">certificate name</text:span><text:span text:style-name="T33">.</text:span></text:p>
      <text:p text:style-name="P3"><text:span text:style-name="T33">F</text:span><text:span text:style-name="T32">ollow the instruction about activating a renew-hook in the Letsencrypt documentation.</text:span></text:p>
      <text:h text:style-name="P35" text:outline-level="3">CertbotTLSAgen.cf</text:h>
      <text:p text:style-name="P11">There are two instances of this file <text:span text:style-name="T102">used when t</text:span>his app is run, the “global” version which is stored in /etc/default, and the certificate specific instance which is kept in <text:span text:style-name="T99">…</text:span><text:span text:style-name="T27">/live/cert-name. </text:span><text:span text:style-name="T32">The certificate specific version </text:span><text:span text:style-name="T34">OVERRIDES</text:span><text:span text:style-name="T35"> the “global” version. </text:span><text:span text:style-name="T36">The parameters and there purpose are listed below.</text:span></text:p>
      <text:p text:style-name="P21"><text:span text:style-name="T78">installPath=</text:span><text:span text:style-name="T79">"</text:span><text:span text:style-name="T72">/</text:span><text:span text:style-name="T73">usr/local/bin</text:span><text:span text:style-name="T79">"<text:line-break/></text:span><text:span text:style-name="T63">The “installPath” variable indicates where </text:span><text:span text:style-name="T76">CertbotTLSAgen</text:span><text:span text:style-name="T64"> and its associated files are stored. <text:line-break/></text:span><text:span text:style-name="T80">THIS MUST BE SET in /etc/default/CertbotTLSAgen.cf<text:line-break/></text:span><text:span text:style-name="T65">In order to ensure that this is not accidentally modified I would suggest that this line only be included in the global version of this file (/etc/default/CertbotTLSAgen.cf).</text:span></text:p>
      <text:p text:style-name="P24"><text:span text:style-name="T44">services=(</text:span><text:span text:style-name="T43"> </text:span><text:span text:style-name="T29">smtp smtps submission imap sieve dav davical http</text:span><text:span text:style-name="T30">s</text:span><text:span text:style-name="T46"> </text:span><text:span text:style-name="T45">)<text:line-break/></text:span><text:span text:style-name="T47">The “services” variable is an array of service names, </text:span><text:span text:style-name="T48">to specify which services you want to records for.<text:line-break/>T</text:span>he <text:span text:style-name="T81">common</text:span> <text:span text:style-name="T81">service names and their ports </text:span>are <text:span text:style-name="T95">shown above.</text:span></text:p>
      <text:p text:style-name="P25"><text:span text:style-name="T16">u</text:span><text:span text:style-name="T18">pdateAction</text:span><text:span text:style-name="T19">=”</text:span><text:span text:style-name="T9">manual”<text:line-break/></text:span><text:span text:style-name="T21">After the TLSA records have been created they need tobe added to your DNS system. The methodss currently available are:<text:line-break/><text:tab/>manual<text:tab/> <text:s text:c="4"/>The system takes no action to add the TLSA records to your DNS, you must do the update <text:s text:c="47"/><text:tab/><text:tab/> <text:s text:c="5"/>manually.<text:line-break/><text:tab/></text:span><text:span text:style-name="T22">n</text:span><text:span text:style-name="T23">s</text:span><text:span text:style-name="T21">update <text:s text:c="3"/>The system will attempt to install the TLSA records in your DNS, using nsupdate. <text:line-break/><text:tab/><text:tab/> <text:s text:c="4"/>In order for this to work zones for which you want to use this facility must be <text:line-break/> <text:s text:c="31"/>capable of dynamic update.</text:span></text:p>
      <text:p text:style-name="P24"><text:span text:style-name="T13">T</text:span><text:span text:style-name="T12">LSA_TTL</text:span><text:span text:style-name="T14">=</text:span><text:span text:style-name="T7">1800<text:line-break/></text:span><text:span text:style-name="T4">T</text:span><text:span text:style-name="T2">he TTL for TLSA records should </text:span><text:span text:style-name="T3">probably </text:span><text:span text:style-name="T2">be kept low, probably not more th</text:span><text:span text:style-name="T3">an </text:span><text:span text:style-name="T2">hour. I use </text:span><text:span text:style-name="T5">30</text:span><text:span text:style-name="T2"> minutes </text:span><text:span text:style-name="T6">(1800 seconds) as </text:span><text:span text:style-name="T2">the TTL for TLSA records.</text:span></text:p>
      <text:p text:style-name="P23"><text:span text:style-name="T16">T</text:span><text:span text:style-name="T15">LSA_AutoRemove=</text:span><text:span text:style-name="T10">no<text:line-break/></text:span><text:span text:style-name="T22">Do you want the system to automatically remove old/replace</text:span><text:span text:style-name="T24">d</text:span><text:span text:style-name="T22"> TLSA records automatically, </text:span><text:span text:style-name="T20">yes or no.<text:line-break/></text:span><text:soft-page-break/></text:p>
      <text:p text:style-name="P27"><text:span text:style-name="T16">T</text:span><text:span text:style-name="T17">LSA_RemoveDelay</text:span><text:span text:style-name="T2">=</text:span><text:span text:style-name="T8">5400<text:line-break/></text:span><text:span text:style-name="T25">T</text:span><text:span text:style-name="T26">he approximate length of time in seconds between the installation of new/renewed certificates and the removal of old certificates. </text:span></text:p>
      <text:p text:style-name="P4"><text:span text:style-name="T82">TLSA Generator parameters</text:span><text:line-break/><text:tab/><text:span text:style-name="T38">TLSA_Usage</text:span>=<text:span text:style-name="T27">dane-ee</text:span></text:p>
      <text:p text:style-name="P3"><text:tab/><text:span text:style-name="T38">TLSA_Selector</text:span>=<text:span text:style-name="T27">pkey</text:span></text:p>
      <text:p text:style-name="P3"><text:tab/><text:span text:style-name="T38">TLSA_Type</text:span>=<text:span text:style-name="T28">sha-256</text:span></text:p>
      <text:p text:style-name="P22"><text:span text:style-name="T77">output</text:span><text:span text:style-name="T74">File</text:span><text:span text:style-name="T77">p</text:span><text:span text:style-name="T74">ath</text:span><text:span text:style-name="T49">="/</text:span><text:span text:style-name="T70">etc/bind/tlsa/example.com</text:span><text:span text:style-name="T49">"<text:line-break/></text:span><text:span text:style-name="T11">T</text:span><text:span text:style-name="T2">he location where files containing the generated TLSA records will be placed. </text:span><text:span text:style-name="T67"><text:s/>If the path do</text:span><text:span text:style-name="T69">0.00 cm</text:span><text:span text:style-name="T67">es not exists, we will attempt to create it.</text:span></text:p>
      <text:p text:style-name="P2"/>
      <text:p text:style-name="P26"><text:span text:style-name="T40">output</text:span><text:span text:style-name="T38">FilenameBase</text:span>="<text:span text:style-name="T27">tlsa</text:span>"<text:line-break/><text:span text:style-name="T2">The filename base is used to generate actual filenames in the form of base.sequence.</text:span></text:p>
      <text:p text:style-name="P28"><text:span text:style-name="T96">l</text:span>ogFile<text:span text:style-name="T93">=”</text:span><text:span text:style-name="T31">/var/log/certbot_tlsagen,log”<text:line-break/></text:span><text:span text:style-name="T37">The name and location of the CertbotTLSAgen log file.</text:span></text:p>
      <text:p text:style-name="P29"><text:span text:style-name="T96">l</text:span>ogOnly=<text:span text:style-name="T93">”no”<text:line-break/>When running stand alone out</text:span><text:span text:style-name="T94">put </text:span><text:span text:style-name="T93">messages to the terminal as well as the log, yes or no. 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25cm" loext:contextual-spacing="true" fo:text-indent="0cm" style:auto-text-indent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4384b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date style:data-style-name="N36" text:date-value="2017-04-06T07:13:25.787419038" text:fixed="true">2017-04-06</text:date> <text:time style:data-style-name="N41" text:time-value="2017-04-06T07:13:31.450221505" text:fixed="true">07:13:31</text:time><text:tab/><text:page-number text:select-page="current">2</text:page-number> <text:span text:style-name="MT1">of </text:span><text:span text:style-name="MT1"><text:page-count>3</text:page-count></text:span><text:span text:style-name="MT1"><text:tab/>rev: </text:span><text:span text:style-name="MT1"><text:editing-cycles>15</text:editing-cycles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6T07:33:09.691704096</dc:date>
    <meta:editing-duration>PT2H31M24S</meta:editing-duration>
    <meta:editing-cycles>15</meta:editing-cycles>
    <meta:generator>LibreOffice/5.2.6.2$Linux_X86_64 LibreOffice_project/20m0$Build-2</meta:generator>
    <meta:print-date>2017-04-05T09:16:23.556453007</meta:print-date>
    <meta:document-statistic meta:table-count="1" meta:image-count="0" meta:object-count="0" meta:page-count="3" meta:paragraph-count="55" meta:word-count="777" meta:character-count="5163" meta:non-whitespace-character-count="4322"/>
  </office:meta>
</office:document-meta>
</file>